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14.73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f819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aca6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62e4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údo das Aulas</text:p>
          </table:table-cell>
          <table:table-cell table:style-name="ce1" office:value-type="string" calcext:value-type="string">
            <text:p>Número de Aulas</text:p>
          </table:table-cell>
          <table:table-cell table:style-name="ce1" office:value-type="string" calcext:value-type="string">
            <text:p>DiaDaSemana</text:p>
          </table:table-cell>
          <table:table-cell table:number-columns-repeated="3"/>
          <table:table-cell table:formula="of:=[.B1]" office:value-type="string" office:string-value="Data" calcext:value-type="string">
            <text:p>Data</text:p>
          </table:table-cell>
          <table:table-cell table:formula="of:=[.C1]" office:value-type="string" office:string-value="Conteúdo das Aulas" calcext:value-type="string">
            <text:p>Conteúdo das Aulas</text:p>
          </table:table-cell>
        </table:table-row>
        <table:table-row table:style-name="ro2">
          <table:table-cell/>
          <table:table-cell table:style-name="ce2" office:value-type="string" calcext:value-type="string">
            <text:p>18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]&amp;&quot; - &quot;&amp;[.E2]" office:value-type="string" office:string-value="## 18/03/2025 - ter" calcext:value-type="string">
            <text:p>## 18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]&amp;&quot; - &quot;&amp;[.E3]" office:value-type="string" office:string-value="## 20/03/2025 - qui" calcext:value-type="string">
            <text:p>## 20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]&amp;&quot; - &quot;&amp;[.E4]" office:value-type="string" office:string-value="## 25/03/2025 - ter" calcext:value-type="string">
            <text:p>## 25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]&amp;&quot; - &quot;&amp;[.E5]" office:value-type="string" office:string-value="## 27/03/2025 - qui" calcext:value-type="string">
            <text:p>## 27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]&amp;&quot; - &quot;&amp;[.E6]" office:value-type="string" office:string-value="## 01/04/2025 - ter" calcext:value-type="string">
            <text:p>## 01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]&amp;&quot; - &quot;&amp;[.E7]" office:value-type="string" office:string-value="## 08/04/2025 - ter" calcext:value-type="string">
            <text:p>## 08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8]&amp;&quot; - &quot;&amp;[.E8]" office:value-type="string" office:string-value="## 10/04/2025 - qui" calcext:value-type="string">
            <text:p>## 10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9]&amp;&quot; - &quot;&amp;[.E9]" office:value-type="string" office:string-value="## 15/04/2025 - ter" calcext:value-type="string">
            <text:p>## 15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0]&amp;&quot; - &quot;&amp;[.E10]" office:value-type="string" office:string-value="## 17/04/2025 - qui" calcext:value-type="string">
            <text:p>## 17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1]&amp;&quot; - &quot;&amp;[.E11]" office:value-type="string" office:string-value="## 22/04/2025 - ter" calcext:value-type="string">
            <text:p>## 22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2]&amp;&quot; - &quot;&amp;[.E12]" office:value-type="string" office:string-value="## 24/04/2025 - qui" calcext:value-type="string">
            <text:p>## 24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3]&amp;&quot; - &quot;&amp;[.E13]" office:value-type="string" office:string-value="## 29/04/2025 - ter" calcext:value-type="string">
            <text:p>## 29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4]&amp;&quot; - &quot;&amp;[.E14]" office:value-type="string" office:string-value="## 06/05/2025 - ter" calcext:value-type="string">
            <text:p>## 06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5" office:value-type="string" calcext:value-type="string">
            <text:p>Av 1 bim</text:p>
          </table:table-cell>
          <table:table-cell table:style-name="ce2" office:value-type="string" calcext:value-type="string">
            <text:p>08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5]&amp;&quot; - &quot;&amp;[.E15]" office:value-type="string" office:string-value="## 08/05/2025 - qui" calcext:value-type="string">
            <text:p>## 08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6]&amp;&quot; - &quot;&amp;[.E16]" office:value-type="string" office:string-value="## 13/05/2025 - ter" calcext:value-type="string">
            <text:p>## 13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7]&amp;&quot; - &quot;&amp;[.E17]" office:value-type="string" office:string-value="## 15/05/2025 - qui" calcext:value-type="string">
            <text:p>## 15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8]&amp;&quot; - &quot;&amp;[.E18]" office:value-type="string" office:string-value="## 20/05/2025 - ter" calcext:value-type="string">
            <text:p>## 20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9]&amp;&quot; - &quot;&amp;[.E19]" office:value-type="string" office:string-value="## 22/05/2025 - qui" calcext:value-type="string">
            <text:p>## 22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0]&amp;&quot; - &quot;&amp;[.E20]" office:value-type="string" office:string-value="## 27/05/2025 - ter" calcext:value-type="string">
            <text:p>## 27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1]&amp;&quot; - &quot;&amp;[.E21]" office:value-type="string" office:string-value="## 29/05/2025 - qui" calcext:value-type="string">
            <text:p>## 29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3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2]&amp;&quot; - &quot;&amp;[.E22]" office:value-type="string" office:string-value="## 03/06/2025 - ter" calcext:value-type="string">
            <text:p>## 03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3]&amp;&quot; - &quot;&amp;[.E23]" office:value-type="string" office:string-value="## 05/06/2025 - qui" calcext:value-type="string">
            <text:p>## 05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4]&amp;&quot; - &quot;&amp;[.E24]" office:value-type="string" office:string-value="## 10/06/2025 - ter" calcext:value-type="string">
            <text:p>## 10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5]&amp;&quot; - &quot;&amp;[.E25]" office:value-type="string" office:string-value="## 12/06/2025 - qui" calcext:value-type="string">
            <text:p>## 12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6]&amp;&quot; - &quot;&amp;[.E26]" office:value-type="string" office:string-value="## 17/06/2025 - ter" calcext:value-type="string">
            <text:p>## 17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7]&amp;&quot; - &quot;&amp;[.E27]" office:value-type="string" office:string-value="## 24/06/2025 - ter" calcext:value-type="string">
            <text:p>## 24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8]&amp;&quot; - &quot;&amp;[.E28]" office:value-type="string" office:string-value="## 26/06/2025 - qui" calcext:value-type="string">
            <text:p>## 26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9]&amp;&quot; - &quot;&amp;[.E29]" office:value-type="string" office:string-value="## 01/07/2025 - ter" calcext:value-type="string">
            <text:p>## 01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5" office:value-type="string" calcext:value-type="string">
            <text:p>Av 2 bim</text:p>
          </table:table-cell>
          <table:table-cell table:style-name="ce2" office:value-type="string" calcext:value-type="string">
            <text:p>03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0]&amp;&quot; - &quot;&amp;[.E30]" office:value-type="string" office:string-value="## 03/07/2025 - qui" calcext:value-type="string">
            <text:p>## 03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1]&amp;&quot; - &quot;&amp;[.E31]" office:value-type="string" office:string-value="## 08/07/2025 - ter" calcext:value-type="string">
            <text:p>## 08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2]&amp;&quot; - &quot;&amp;[.E32]" office:value-type="string" office:string-value="## 10/07/2025 - qui" calcext:value-type="string">
            <text:p>## 10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6" office:value-type="string" calcext:value-type="string">
            <text:p>fechar semestre</text:p>
          </table:table-cell>
          <table:table-cell table:style-name="ce2" office:value-type="string" calcext:value-type="string">
            <text:p>15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3]&amp;&quot; - &quot;&amp;[.E33]" office:value-type="string" office:string-value="## 15/07/2025 - ter" calcext:value-type="string">
            <text:p>## 15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4]&amp;&quot; - &quot;&amp;[.E34]" office:value-type="string" office:string-value="## 05/08/2025 - ter" calcext:value-type="string">
            <text:p>## 05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5]&amp;&quot; - &quot;&amp;[.E35]" office:value-type="string" office:string-value="## 07/08/2025 - qui" calcext:value-type="string">
            <text:p>## 07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6]&amp;&quot; - &quot;&amp;[.E36]" office:value-type="string" office:string-value="## 12/08/2025 - ter" calcext:value-type="string">
            <text:p>## 12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7]&amp;&quot; - &quot;&amp;[.E37]" office:value-type="string" office:string-value="## 14/08/2025 - qui" calcext:value-type="string">
            <text:p>## 14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9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8]&amp;&quot; - &quot;&amp;[.E38]" office:value-type="string" office:string-value="## 19/08/2025 - ter" calcext:value-type="string">
            <text:p>## 19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9]&amp;&quot; - &quot;&amp;[.E39]" office:value-type="string" office:string-value="## 21/08/2025 - qui" calcext:value-type="string">
            <text:p>## 21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0]&amp;&quot; - &quot;&amp;[.E40]" office:value-type="string" office:string-value="## 26/08/2025 - ter" calcext:value-type="string">
            <text:p>## 26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8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1]&amp;&quot; - &quot;&amp;[.E41]" office:value-type="string" office:string-value="## 28/08/2025 - qui" calcext:value-type="string">
            <text:p>## 28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2]&amp;&quot; - &quot;&amp;[.E42]" office:value-type="string" office:string-value="## 02/09/2025 - ter" calcext:value-type="string">
            <text:p>## 02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3]&amp;&quot; - &quot;&amp;[.E43]" office:value-type="string" office:string-value="## 04/09/2025 - qui" calcext:value-type="string">
            <text:p>## 04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4]&amp;&quot; - &quot;&amp;[.E44]" office:value-type="string" office:string-value="## 09/09/2025 - ter" calcext:value-type="string">
            <text:p>## 09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5]&amp;&quot; - &quot;&amp;[.E45]" office:value-type="string" office:string-value="## 11/09/2025 - qui" calcext:value-type="string">
            <text:p>## 11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6]&amp;&quot; - &quot;&amp;[.E46]" office:value-type="string" office:string-value="## 16/09/2025 - ter" calcext:value-type="string">
            <text:p>## 16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7]&amp;&quot; - &quot;&amp;[.E47]" office:value-type="string" office:string-value="## 18/09/2025 - qui" calcext:value-type="string">
            <text:p>## 18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8]&amp;&quot; - &quot;&amp;[.E48]" office:value-type="string" office:string-value="## 23/09/2025 - ter" calcext:value-type="string">
            <text:p>## 23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9]&amp;&quot; - &quot;&amp;[.E49]" office:value-type="string" office:string-value="## 25/09/2025 - qui" calcext:value-type="string">
            <text:p>## 25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0]&amp;&quot; - &quot;&amp;[.E50]" office:value-type="string" office:string-value="## 30/09/2025 - ter" calcext:value-type="string">
            <text:p>## 30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1]&amp;&quot; - &quot;&amp;[.E51]" office:value-type="string" office:string-value="## 02/10/2025 - qui" calcext:value-type="string">
            <text:p>## 02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2]&amp;&quot; - &quot;&amp;[.E52]" office:value-type="string" office:string-value="## 07/10/2025 - ter" calcext:value-type="string">
            <text:p>## 07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3]&amp;&quot; - &quot;&amp;[.E53]" office:value-type="string" office:string-value="## 09/10/2025 - qui" calcext:value-type="string">
            <text:p>## 09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4]&amp;&quot; - &quot;&amp;[.E54]" office:value-type="string" office:string-value="## 14/10/2025 - ter" calcext:value-type="string">
            <text:p>## 14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5]&amp;&quot; - &quot;&amp;[.E55]" office:value-type="string" office:string-value="## 16/10/2025 - qui" calcext:value-type="string">
            <text:p>## 16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6]&amp;&quot; - &quot;&amp;[.E56]" office:value-type="string" office:string-value="## 21/10/2025 - ter" calcext:value-type="string">
            <text:p>## 21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7]&amp;&quot; - &quot;&amp;[.E57]" office:value-type="string" office:string-value="## 23/10/2025 - qui" calcext:value-type="string">
            <text:p>## 23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8]&amp;&quot; - &quot;&amp;[.E58]" office:value-type="string" office:string-value="## 30/10/2025 - qui" calcext:value-type="string">
            <text:p>## 30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9]&amp;&quot; - &quot;&amp;[.E59]" office:value-type="string" office:string-value="## 04/11/2025 - ter" calcext:value-type="string">
            <text:p>## 04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0]&amp;&quot; - &quot;&amp;[.E60]" office:value-type="string" office:string-value="## 06/11/2025 - qui" calcext:value-type="string">
            <text:p>## 06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1]&amp;&quot; - &quot;&amp;[.E61]" office:value-type="string" office:string-value="## 11/11/2025 - ter" calcext:value-type="string">
            <text:p>## 11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2]&amp;&quot; - &quot;&amp;[.E62]" office:value-type="string" office:string-value="## 13/11/2025 - qui" calcext:value-type="string">
            <text:p>## 13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3]&amp;&quot; - &quot;&amp;[.E63]" office:value-type="string" office:string-value="## 18/11/2025 - ter" calcext:value-type="string">
            <text:p>## 18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4]&amp;&quot; - &quot;&amp;[.E64]" office:value-type="string" office:string-value="## 25/11/2025 - ter" calcext:value-type="string">
            <text:p>## 25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5]&amp;&quot; - &quot;&amp;[.E65]" office:value-type="string" office:string-value="## 27/11/2025 - qui" calcext:value-type="string">
            <text:p>## 27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6]&amp;&quot; - &quot;&amp;[.E66]" office:value-type="string" office:string-value="## 02/12/2025 - ter" calcext:value-type="string">
            <text:p>## 02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7]&amp;&quot; - &quot;&amp;[.E67]" office:value-type="string" office:string-value="## 04/12/2025 - qui" calcext:value-type="string">
            <text:p>## 04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8]&amp;&quot; - &quot;&amp;[.E68]" office:value-type="string" office:string-value="## 09/12/2025 - ter" calcext:value-type="string">
            <text:p>## 09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9]&amp;&quot; - &quot;&amp;[.E69]" office:value-type="string" office:string-value="## 11/12/2025 - qui" calcext:value-type="string">
            <text:p>## 11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0]&amp;&quot; - &quot;&amp;[.E70]" office:value-type="string" office:string-value="## 16/12/2025 - ter" calcext:value-type="string">
            <text:p>## 16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71]&amp;&quot; - &quot;&amp;[.E71]" office:value-type="string" office:string-value="## 18/12/2025 - qui" calcext:value-type="string">
            <text:p>## 18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number-columns-repeated="8"/>
          <table:table-cell table:formula="of:=&quot;## &quot;&amp;[.B72]&amp;&quot; - &quot;&amp;[.E7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3]&amp;&quot; - &quot;&amp;[.E7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4]&amp;&quot; - &quot;&amp;[.E7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5]&amp;&quot; - &quot;&amp;[.E7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6]&amp;&quot; - &quot;&amp;[.E7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7]&amp;&quot; - &quot;&amp;[.E7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8]&amp;&quot; - &quot;&amp;[.E7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9]&amp;&quot; - &quot;&amp;[.E7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0]&amp;&quot; - &quot;&amp;[.E80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1]&amp;&quot; - &quot;&amp;[.E81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2]&amp;&quot; - &quot;&amp;[.E8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3]&amp;&quot; - &quot;&amp;[.E8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4]&amp;&quot; - &quot;&amp;[.E8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5]&amp;&quot; - &quot;&amp;[.E8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6]&amp;&quot; - &quot;&amp;[.E8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7]&amp;&quot; - &quot;&amp;[.E8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8]&amp;&quot; - &quot;&amp;[.E8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9]&amp;&quot; - &quot;&amp;[.E8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90]&amp;&quot; - &quot;&amp;[.E90]" office:value-type="string" office:string-value="##  - " calcext:value-type="string">
            <text:p>## <text:s/>- </text:p>
          </table:table-cell>
          <table:table-cell/>
        </table:table-row>
        <table:table-row table:style-name="ro2" table:number-rows-repeated="104848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lanilha2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ALEXANDRE BAUM PETRI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4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ANNA CAROLINA NAKAMURA BONDEZAN</text:p>
          </table:table-cell>
          <table:table-cell table:style-name="ce13" office:value-type="time" office:time-value="PT24H10M00S" calcext:value-type="time">
            <text:p>00:10:00</text:p>
          </table:table-cell>
          <table:table-cell table:style-name="ce14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DAVID AUGUSTO RODRIGUES SCHMIDT</text:p>
          </table:table-cell>
          <table:table-cell table:style-name="ce13" office:value-type="time" office:time-value="PT48H10M00S" calcext:value-type="time">
            <text:p>00:10:00</text:p>
          </table:table-cell>
          <table:table-cell table:style-name="ce14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DEBORA NICOLE VOIDELO MACHADO</text:p>
          </table:table-cell>
          <table:table-cell table:style-name="ce13" office:value-type="time" office:time-value="PT72H10M00S" calcext:value-type="time">
            <text:p>00:10:00</text:p>
          </table:table-cell>
          <table:table-cell table:style-name="ce14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DEBORAH FERRAZ PONTES</text:p>
          </table:table-cell>
          <table:table-cell table:style-name="ce13" office:value-type="time" office:time-value="PT96H10M00S" calcext:value-type="time">
            <text:p>00:10:00</text:p>
          </table:table-cell>
          <table:table-cell table:style-name="ce14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EMILLY MAINKO</text:p>
          </table:table-cell>
          <table:table-cell table:style-name="ce13" office:value-type="time" office:time-value="PT120H10M00S" calcext:value-type="time">
            <text:p>00:10:00</text:p>
          </table:table-cell>
          <table:table-cell table:style-name="ce3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GABRIEL GOMES ORTIZ</text:p>
          </table:table-cell>
          <table:table-cell table:style-name="ce13" office:value-type="time" office:time-value="PT144H10M00S" calcext:value-type="time">
            <text:p>00:10:00</text:p>
          </table:table-cell>
          <table:table-cell table:style-name="ce3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GABRIEL THOME BAUMANN</text:p>
          </table:table-cell>
          <table:table-cell table:style-name="ce13" office:value-type="time" office:time-value="PT168H10M00S" calcext:value-type="time">
            <text:p>00:10:00</text:p>
          </table:table-cell>
          <table:table-cell table:style-name="ce3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GABRIELA ARRUDA MURBACK</text:p>
          </table:table-cell>
          <table:table-cell table:style-name="ce13" office:value-type="time" office:time-value="PT192H10M00S" calcext:value-type="time">
            <text:p>00:10:00</text:p>
          </table:table-cell>
          <table:table-cell table:style-name="ce3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HUGO SILVA MAZUR</text:p>
          </table:table-cell>
          <table:table-cell table:style-name="ce13" office:value-type="time" office:time-value="PT216H10M00S" calcext:value-type="time">
            <text:p>00:10:00</text:p>
          </table:table-cell>
          <table:table-cell table:style-name="ce3"/>
          <table:table-cell table:style-name="ce17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JULIA MARIA DOS SANTOS MIRANDA</text:p>
          </table:table-cell>
          <table:table-cell table:style-name="ce13" office:value-type="time" office:time-value="PT240H10M00S" calcext:value-type="time">
            <text:p>00:10:00</text:p>
          </table:table-cell>
          <table:table-cell table:style-name="ce15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KAIO MANGOLIN FERNANDES</text:p>
          </table:table-cell>
          <table:table-cell table:style-name="ce13" office:value-type="time" office:time-value="PT264H10M00S" calcext:value-type="time">
            <text:p>00:10:00</text:p>
          </table:table-cell>
          <table:table-cell table:style-name="ce15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KAUAN SCHULHAN</text:p>
          </table:table-cell>
          <table:table-cell table:style-name="ce13" office:value-type="time" office:time-value="PT288H10M00S" calcext:value-type="time">
            <text:p>00:10:00</text:p>
          </table:table-cell>
          <table:table-cell table:style-name="ce15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LARA OKABAYASHI PINTO FUZII</text:p>
          </table:table-cell>
          <table:table-cell table:style-name="ce13" office:value-type="time" office:time-value="PT312H10M00S" calcext:value-type="time">
            <text:p>00:10:00</text:p>
          </table:table-cell>
          <table:table-cell table:style-name="ce15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LAURA VIRIATO DE SOUZA</text:p>
          </table:table-cell>
          <table:table-cell table:style-name="ce13" office:value-type="time" office:time-value="PT336H10M00S" calcext:value-type="time">
            <text:p>00:10:00</text:p>
          </table:table-cell>
          <table:table-cell table:style-name="ce15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LEONARDO FERREIRA LIMA</text:p>
          </table:table-cell>
          <table:table-cell table:style-name="ce13" office:value-type="time" office:time-value="PT360H10M00S" calcext:value-type="time">
            <text:p>00:10:00</text:p>
          </table:table-cell>
          <table:table-cell table:style-name="ce3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REBECA RODRIGUES DOS SANTOS</text:p>
          </table:table-cell>
          <table:table-cell table:style-name="ce13" office:value-type="time" office:time-value="PT384H10M00S" calcext:value-type="time">
            <text:p>00:10:00</text:p>
          </table:table-cell>
          <table:table-cell table:style-name="ce3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VICTOR HUGO FREIRE RIBEIRO</text:p>
          </table:table-cell>
          <table:table-cell table:style-name="ce13" office:value-type="time" office:time-value="PT408H10M00S" calcext:value-type="time">
            <text:p>00:10:00</text:p>
          </table:table-cell>
          <table:table-cell table:style-name="ce3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EVELIN DE SOUZA MOTA MATIELLO</text:p>
          </table:table-cell>
          <table:table-cell table:style-name="ce13" office:value-type="time" office:time-value="PT432H10M00S" calcext:value-type="time">
            <text:p>00:10:00</text:p>
          </table:table-cell>
          <table:table-cell table:style-name="ce3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GABRIELE DOS SANTOS CARDOSO</text:p>
          </table:table-cell>
          <table:table-cell table:style-name="ce13" office:value-type="time" office:time-value="PT456H10M00S" calcext:value-type="time">
            <text:p>00:10:00</text:p>
          </table:table-cell>
          <table:table-cell table:style-name="ce3"/>
          <table:table-cell table:style-name="ce18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GUILHERME CASTILHO DAVANCO</text:p>
          </table:table-cell>
          <table:table-cell table:style-name="ce13" office:value-type="time" office:time-value="PT480H10M00S" calcext:value-type="time">
            <text:p>00:10:00</text:p>
          </table:table-cell>
          <table:table-cell table:style-name="ce16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HELOYSE ANGELINA FERREIRA</text:p>
          </table:table-cell>
          <table:table-cell table:style-name="ce13" office:value-type="time" office:time-value="PT504H10M00S" calcext:value-type="time">
            <text:p>00:10:00</text:p>
          </table:table-cell>
          <table:table-cell table:style-name="ce16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JOAO PEDRO SAGAN QUINTINO</text:p>
          </table:table-cell>
          <table:table-cell table:style-name="ce13" office:value-type="time" office:time-value="PT528H10M00S" calcext:value-type="time">
            <text:p>00:10:00</text:p>
          </table:table-cell>
          <table:table-cell table:style-name="ce16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LUCAS GARCIA TEIXEIRA</text:p>
          </table:table-cell>
          <table:table-cell table:style-name="ce13" office:value-type="time" office:time-value="PT552H10M00S" calcext:value-type="time">
            <text:p>00:10:00</text:p>
          </table:table-cell>
          <table:table-cell table:style-name="ce16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LUIZA MARCACINI RODOLFO</text:p>
          </table:table-cell>
          <table:table-cell table:style-name="ce13" office:value-type="time" office:time-value="PT576H10M00S" calcext:value-type="time">
            <text:p>00:10:00</text:p>
          </table:table-cell>
          <table:table-cell table:style-name="ce16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MARIA ELISA MURBACK MARCELINO</text:p>
          </table:table-cell>
          <table:table-cell table:style-name="ce13" office:value-type="time" office:time-value="PT600H10M00S" calcext:value-type="time">
            <text:p>00:10:00</text:p>
          </table:table-cell>
          <table:table-cell table:style-name="ce3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MARIA FERNANDA FUCHS LOPES</text:p>
          </table:table-cell>
          <table:table-cell table:style-name="ce13" office:value-type="time" office:time-value="PT624H10M00S" calcext:value-type="time">
            <text:p>00:10:00</text:p>
          </table:table-cell>
          <table:table-cell table:style-name="ce3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MARIA JULIA SOARES DOS SANTOS</text:p>
          </table:table-cell>
          <table:table-cell table:style-name="ce13" office:value-type="time" office:time-value="PT648H10M00S" calcext:value-type="time">
            <text:p>00:10:00</text:p>
          </table:table-cell>
          <table:table-cell table:style-name="ce3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MATHEUS MANFRIN MEN</text:p>
          </table:table-cell>
          <table:table-cell table:style-name="ce13" office:value-type="time" office:time-value="PT672H10M00S" calcext:value-type="time">
            <text:p>00:10:00</text:p>
          </table:table-cell>
          <table:table-cell table:style-name="ce3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NATALIA LAVERDE SERMANOVICZ</text:p>
          </table:table-cell>
          <table:table-cell table:style-name="ce13" office:value-type="time" office:time-value="PT696H10M00S" calcext:value-type="time">
            <text:p>00:10:00</text:p>
          </table:table-cell>
          <table:table-cell table:style-name="ce3"/>
          <table:table-cell table:style-name="ce19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OKSANE REIFUR</text:p>
          </table:table-cell>
          <table:table-cell table:style-name="ce13" office:value-type="time" office:time-value="PT720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PABLO HENRIQUE OLIVEIRA DETONI</text:p>
          </table:table-cell>
          <table:table-cell table:style-name="ce13" office:value-type="time" office:time-value="PT744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RENAN DE SOUZA GIMENES BARBOSA</text:p>
          </table:table-cell>
          <table:table-cell table:style-name="ce13" office:value-type="time" office:time-value="PT768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RENAN MACHADO BONFIM FERREIRA</text:p>
          </table:table-cell>
          <table:table-cell table:style-name="ce13" office:value-type="time" office:time-value="PT792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THAIS SANTANA DA SILVA</text:p>
          </table:table-cell>
          <table:table-cell table:style-name="ce13" office:value-type="time" office:time-value="PT816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THEO SIMAO LONKOSKI</text:p>
          </table:table-cell>
          <table:table-cell table:style-name="ce13" office:value-type="time" office:time-value="PT840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UENER PERES MARCON</text:p>
          </table:table-cell>
          <table:table-cell table:style-name="ce13" office:value-type="time" office:time-value="PT864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VITOR ALEXANDRE DA SILVA BERNARDO</text:p>
          </table:table-cell>
          <table:table-cell table:style-name="ce13" office:value-type="time" office:time-value="PT888H10M00S" calcext:value-type="time">
            <text:p>00:10:00</text:p>
          </table:table-cell>
          <table:table-cell table:style-name="ce3"/>
          <table:table-cell table:style-name="ce20"/>
          <table:table-cell table:style-name="ce3" table:number-columns-repeated="2"/>
        </table:table-row>
        <table:table-row table:style-name="ro3">
          <table:table-cell table:style-name="ce1" office:value-type="string" calcext:value-type="string">
            <text:p>WAGNER CAETANO ALVES</text:p>
          </table:table-cell>
          <table:table-cell table:number-columns-repeated="5"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07:28.261364908</meta:creation-date>
    <dc:date>2025-05-28T08:37:03.754489262</dc:date>
    <meta:editing-duration>P1DT1H54M34S</meta:editing-duration>
    <meta:editing-cycles>3</meta:editing-cycles>
    <meta:generator>LibreOffice/7.3.7.2$Linux_X86_64 LibreOffice_project/30$Build-2</meta:generator>
    <meta:document-statistic meta:table-count="2" meta:cell-count="455" meta:object-count="0"/>
  </office:meta>
</office:document-meta>
</file>